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8966" officeooo:paragraph-rsid="00128966"/>
    </style:style>
    <style:style style:name="P2" style:family="paragraph" style:parent-style-name="Standard">
      <style:text-properties officeooo:rsid="00146955" officeooo:paragraph-rsid="00146955"/>
    </style:style>
    <style:style style:name="P3" style:family="paragraph" style:parent-style-name="Standard">
      <style:text-properties officeooo:rsid="0016316c" officeooo:paragraph-rsid="0016316c"/>
    </style:style>
    <style:style style:name="T1" style:family="text">
      <style:text-properties officeooo:rsid="00146955"/>
    </style:style>
    <style:style style:name="T2" style:family="text">
      <style:text-properties officeooo:rsid="00184b12"/>
    </style:style>
    <style:style style:name="T3" style:family="text">
      <style:text-properties officeooo:rsid="0019bf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 scopo dell'Enciclica (1891) era riavvicinare i cattolici allo Stato</text:p>
      <text:p text:style-name="P1"/>
      <text:p text:style-name="P1">L'obiettivo finale dei marxisti era quello di abolire la proprietà privata</text:p>
      <text:p text:style-name="P1"/>
      <text:p text:style-name="P1">Nell'epoca giolittiana (1903-1914 per giolitti che è stato primo ministro)</text:p>
      <text:p text:style-name="P1">Gi<text:span text:style-name="T2">ol</text:span>itti era un liberale </text:p>
      <text:p text:style-name="P1">Con <text:span text:style-name="T3">G</text:span>i<text:span text:style-name="T2">ol</text:span>itti continua ad esserci la spaccatura tra Nord e Sud</text:p>
      <text:p text:style-name="P1">Iil Nord effettiamente cresce economicamente, mentre il Sud rimase un paese agricolo e ai contadini nn viene offerta nessuna ocssione di miglioramento.</text:p>
      <text:p text:style-name="P1"/>
      <text:p text:style-name="P1">Giolitti si rende conto dell'importanza delle masse, ed era importante avere il loro consenso. Perciò andò in contro ad alcune richieste dei lavoratori (salari più alti e condizioni di lavoro migliori).</text:p>
      <text:p text:style-name="P1">Garantire salari più alti garantisce la possibilità di vendere i prodotti dell'industria internamente.</text:p>
      <text:p text:style-name="P1">Andare in contro ai lavoratori significava anche ridurre il rischio di rivoluzioni.</text:p>
      <text:p text:style-name="P1"/>
      <text:p text:style-name="P2">- L'orario di lavoro venne fissato ad un massimo di 12 ore giornaliere.</text:p>
      <text:p text:style-name="P2">- I bambini di età inferiore a 12 anni non potevano lavorare.</text:p>
      <text:p text:style-name="P2">- C'erano le riforme che tutelavano i lavoratori nel caso di malattia o maternità</text:p>
      <text:p text:style-name="P2">- Venne garantita l'istruzione elementare a tutti-.</text:p>
      <text:p text:style-name="P2"/>
      <text:p text:style-name="P2">Tutto ciò però avveniva solo al Nord.</text:p>
      <text:p text:style-name="P3">Giolitti scelse il protezionismo e questo favorì moltissimo l'industria e ciò porto anche a più offerte di lavoro.</text:p>
      <text:p text:style-name="P3">Al Sud invece favoriva i grandi proprietari terrieri, ma sfavorì moltissimo la popolazione.</text:p>
      <text:p text:style-name="P3">Perchè venne aumentato il prezzo di beni fondamentali come la farina e il pane.</text:p>
      <text:p text:style-name="P3"/>
      <text:p text:style-name="P3">Il protezionismo quindi favorì:</text:p>
      <text:p text:style-name="P3">- gli imprenditori di industria</text:p>
      <text:p text:style-name="P3">- Lavoratori nell'industria</text:p>
      <text:p text:style-name="P3">- Proprietari terrieri</text:p>
      <text:p text:style-name="P3">e sfavorì: </text:p>
      <text:p text:style-name="P3">- la popolazione del Sud, che lavorava nei campi.</text:p>
      <text:p text:style-name="P3"><text:s/></text:p>
      <text:p text:style-name="P2"/>
      <text:p text:style-name="P1">Lui era convinto che lo Stato non doveva intervenire con la forza contro gli scioperi, lasciava quindi la libertà di sciopero.</text:p>
      <text:p text:style-name="P2"/>
      <text:p text:style-name="P3">Il triangolo industriale era: Milano – Torino – Genova.</text:p>
      <text:p text:style-name="P2"/>
      <text:p text:style-name="P1">IL partito socialista nasce nel 1892 (con Filippo turati <text:span text:style-name="T1">che era un minimalista</text:span>)</text:p>
      <text:p text:style-name="P1">è sempre stato diviso al suo interno tra due correnti principali: </text:p>
      <text:p text:style-name="P1"/>
      <text:p text:style-name="P1">- Corrente massimalista --&gt; corrente di coloro che volevano seguire il programma maximo (rivoluzione contro la borghesia)</text:p>
      <text:p text:style-name="P1"/>
      <text:p text:style-name="P1">- Corrente minimalista --&gt; Non vedeva la rivoluzione come priorità. I lavoratori dovevano avere condizioni di lavoro migliori.</text:p>
      <text:p text:style-name="P1"/>
      <text:p text:style-name="P2">Contrariamente al passato, nel 1904 ebbe la maggioranza la corrente massimalista e ci fu uno sciopero generale. Giolitti lasciò fare lo sciopero.</text:p>
      <text:p text:style-name="P2"/>
      <text:p text:style-name="P2"/>
      <text:p text:style-name="P2"><text:soft-page-break/>Nel 1906-1907 la corrente massimalista andò in minoranza come in passato, fino al 1921, quando i massimalisti fondono un nuovo partito: il partito comunis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0S</meta:editing-duration>
    <meta:editing-cycles>5</meta:editing-cycles>
    <meta:generator>LibreOffice/5.2.1.2$Windows_x86 LibreOffice_project/31dd62db80d4e60af04904455ec9c9219178d620</meta:generator>
    <dc:date>2017-10-17T07:11:51.401000000</dc:date>
    <meta:document-statistic meta:table-count="0" meta:image-count="0" meta:object-count="0" meta:page-count="2" meta:paragraph-count="32" meta:word-count="383" meta:character-count="2475" meta:non-whitespace-character-count="2119"/>
    <meta:user-defined meta:name="Info 1"/>
    <meta:user-defined meta:name="Info 2"/>
    <meta:user-defined meta:name="Info 3"/>
    <meta:user-defined meta:name="Info 4"/>
  </office:meta>
</office:document-meta>
</file>